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1">Project Opename: Combined MVP Planning Document</text:h>
      <text:h text:outline-level="2">1. Overview</text:h>
      <text:p>Opename is a collaborative strategy evaluation tool where participants respond to a central session question with multiple answer/strategy options. All users can vote, discuss, and refine ideas, but only the registered initiator can define or edit the session question. The goal is to refine group decisions in real-time through a meritocratic, anonymous environment.</text:p>
      <text:h text:outline-level="2">2. Service Description</text:h>
      <text:p>Opename allows:
- Collaborative naming and editing of answer/strategy options
- Dynamic vote-weighting influenced by peer endorsements
- Anonymous and pseudonymous participation
- AI-generated white-labelled summaries

Only initiators register an email to manage session export or deletion. All other users participate freely and anonymously.</text:p>
      <text:h text:outline-level="2">3. MVP Scope</text:h>
      <text:p>The following features are included in the MVP:</text:p>
      <text:list>
        <text:list-item>
          <text:p>Initiator-defined session question (registered users only)</text:p>
        </text:list-item>
        <text:list-item>
          <text:p>Anonymous or registered user access</text:p>
        </text:list-item>
        <text:list-item>
          <text:p>All users may create/edit answer/strategy options</text:p>
        </text:list-item>
        <text:list-item>
          <text:p>Concurrent editing and discussion during sessions</text:p>
        </text:list-item>
        <text:list-item>
          <text:p>Live voting and vote reassignment</text:p>
        </text:list-item>
        <text:list-item>
          <text:p>Function/Qualifier avatar endorsements (5-star system)</text:p>
        </text:list-item>
        <text:list-item>
          <text:p>Exportable white-labelled session summary</text:p>
        </text:list-item>
      </text:list>
      <text:h text:outline-level="2">4. UX Flow and Screens</text:h>
      <text:p>[IMAGE 1: UX Flow Diagram – User joins or initiates a session]</text:p>
      <text:p>[IMAGE 2: Landing Page – Invite to join or register]</text:p>
      <text:p>[IMAGE 3: Function &amp; Avatar Selection – Create your pseudonymous identity]</text:p>
      <text:p>[IMAGE 4: Live Session Interface – Question at top, strategy options editable below]</text:p>
      <text:p>[IMAGE 5: Export Summary – White-labelled report preview for initiator]</text:p>
      <text:h text:outline-level="2">5. Session Data Model and Lifecycle</text:h>
      <text:p>Key Entities:
- Question (editable by initiator only)
- Answer/Strategy Options (editable by all users)
- Participants (anonymous or registered)
- Votes and Endorsements

Lifecycle:
1. Initiator creates question and starts session
2. Users join, create/edit answer options
3. Voting, discussion, and endorsements happen in real time
4. Initiator exports session summary
5. Data is deleted unless export is saved</text:p>
      <text:h text:outline-level="2">6. Session Summary Format</text:h>
      <text:p>[IMAGE 6: Example Session Summary – Strategies, votes, rationale, follow-up]</text:p>
      <text:h text:outline-level="2">7. Planning and Next Steps</text:h>
      <text:list>
        <text:list-item>
          <text:p>Finalize MVP UI screens and user flows</text:p>
        </text:list-item>
        <text:list-item>
          <text:p>Develop mockups matching listed image placeholders</text:p>
        </text:list-item>
        <text:list-item>
          <text:p>Write export logic and vote-weighting formulas</text:p>
        </text:list-item>
        <text:list-item>
          <text:p>Create minimal database schema and session expiration rules</text:p>
        </text:list-item>
        <text:list-item>
          <text:p>Define API endpoints and user auth/session token system</text:p>
        </text:list-item>
      </text:list>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